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8.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A_thg_proKopf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ktor</text:p>
          </table:table-cell>
          <table:table-cell office:value-type="string" calcext:value-type="string">
            <text:p>t pro Kopf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UBA Baseline</text:p>
          </table:table-cell>
        </table:table-row>
        <table:table-row table:style-name="ro1">
          <table:table-cell office:value-type="string" calcext:value-type="string">
            <text:p>Wohnen/Heizen</text:p>
          </table:table-cell>
          <table:table-cell office:value-type="float" office:value="1.209647483" calcext:value-type="float">
            <text:p>1,209647483</text:p>
          </table:table-cell>
          <table:table-cell office:value-type="string" calcext:value-type="string">
            <text:p>aus THG_Bilanz KA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Strom</text:p>
          </table:table-cell>
          <table:table-cell office:value-type="float" office:value="0.591933274" calcext:value-type="float">
            <text:p>0,591933274</text:p>
          </table:table-cell>
          <table:table-cell office:value-type="string" calcext:value-type="string">
            <text:p>aus THG_Bilanz KA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Wirtschaft / Infrastruktur</text:p>
          </table:table-cell>
          <table:table-cell office:value-type="float" office:value="1.200296091" calcext:value-type="float">
            <text:p>1,200296091</text:p>
          </table:table-cell>
          <table:table-cell office:value-type="string" calcext:value-type="string">
            <text:p>aus THG_Bilanz KA/3 - Rest geht in sonst. Konsum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Mobilität</text:p>
          </table:table-cell>
          <table:table-cell office:value-type="float" office:value="2.321019937" calcext:value-type="float">
            <text:p>2,321019937</text:p>
          </table:table-cell>
          <table:table-cell office:value-type="string" calcext:value-type="string">
            <text:p>aus THG_Bilanz KA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Ernährung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UBA Rechner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onst. Konsum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UBA Rechner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office:value-type="float" office:value="10.82289679" calcext:value-type="float">
            <text:p>10,82289679</text:p>
          </table:table-cell>
          <table:table-cell/>
          <table:table-cell table:formula="of:=SUM([.D2:.D7])" office:value-type="float" office:value="10.48" calcext:value-type="float">
            <text:p>10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17:46:44.514000000</dc:date>
    <meta:editing-duration>PT1M34S</meta:editing-duration>
    <meta:editing-cycles>1</meta:editing-cycles>
    <meta:document-statistic meta:table-count="1" meta:cell-count="31" meta:object-count="0"/>
    <meta:generator>LibreOffice/7.2.7.2$Windows_X86_64 LibreOffice_project/8d71d29d553c0f7dcbfa38fbfda25ee34cce99a2</meta:generator>
  </office:meta>
</office:document-meta>
</file>